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498cm" fo:margin-left="0.042cm" fo:margin-top="0cm" fo:margin-bottom="0cm" table:align="left" style:writing-mode="lr-tb"/>
    </style:style>
    <style:style style:name="Таблица1.A" style:family="table-column">
      <style:table-column-properties style:column-width="5.583cm"/>
    </style:style>
    <style:style style:name="Таблица1.B" style:family="table-column">
      <style:table-column-properties style:column-width="5.279cm"/>
    </style:style>
    <style:style style:name="Таблица1.C" style:family="table-column">
      <style:table-column-properties style:column-width="5.636cm"/>
    </style:style>
    <style:style style:name="Таблица1.1" style:family="table-row">
      <style:table-row-properties style:min-row-height="1.199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Heading">
      <style:text-properties officeooo:paragraph-rsid="0028040a"/>
    </style:style>
    <style:style style:name="P3" style:family="paragraph" style:parent-style-name="Heading_20_1">
      <style:text-properties officeooo:paragraph-rsid="0023225d"/>
    </style:style>
    <style:style style:name="P4" style:family="paragraph" style:parent-style-name="Heading_20_1">
      <style:text-properties officeooo:paragraph-rsid="002e7f95"/>
    </style:style>
    <style:style style:name="P5" style:family="paragraph" style:parent-style-name="List_20_Paragraph" style:list-style-name="WWNum2">
      <style:paragraph-properties fo:margin-left="1.778cm" fo:margin-right="0cm" fo:text-indent="-0.635cm" style:auto-text-indent="false" style:writing-mode="lr-tb"/>
    </style:style>
    <style:style style:name="P6" style:family="paragraph" style:parent-style-name="List_20_Paragraph" style:list-style-name="WWNum3">
      <style:paragraph-properties fo:margin-left="1.778cm" fo:margin-right="0cm" fo:text-indent="-0.635cm" style:auto-text-indent="false" style:writing-mode="lr-tb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text-properties officeooo:paragraph-rsid="002e7f95"/>
    </style:style>
    <style:style style:name="P9" style:family="paragraph" style:parent-style-name="Text_20_body" style:list-style-name="L2"/>
    <style:style style:name="P10" style:family="paragraph" style:parent-style-name="Text_20_body">
      <style:text-properties officeooo:paragraph-rsid="0023225d"/>
    </style:style>
    <style:style style:name="P11" style:family="paragraph" style:parent-style-name="Text_20_body">
      <style:paragraph-properties fo:text-align="center" style:justify-single-word="false"/>
      <style:text-properties fo:font-size="14pt" fo:font-weight="bold" officeooo:paragraph-rsid="00297dbc" style:font-size-asian="14pt" style:font-weight-asian="bold" style:font-size-complex="14pt" style:font-weight-complex="bold"/>
    </style:style>
    <style:style style:name="P12" style:family="paragraph" style:parent-style-name="Text_20_body">
      <style:text-properties officeooo:paragraph-rsid="002fd63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3225d"/>
    </style:style>
    <style:style style:name="T3" style:family="text">
      <style:text-properties fo:language="ru" fo:country="RU" officeooo:rsid="002e7f95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language="ru" fo:country="RU"/>
    </style:style>
    <style:style style:name="T6" style:family="text">
      <style:text-properties style:font-name="Times New Roman" fo:language="ru" fo:country="RU" style:font-name-asian="SimSun"/>
    </style:style>
    <style:style style:name="T7" style:family="text">
      <style:text-properties style:font-name="Times New Roman" fo:language="ru" fo:country="RU" fo:font-style="italic" style:font-name-asian="SimSun" style:font-style-asian="italic"/>
    </style:style>
    <style:style style:name="T8" style:family="text">
      <style:text-properties style:font-name="Times New Roman" fo:language="ru" fo:country="RU" fo:font-style="italic" style:font-style-asian="italic" fo:background-color="#ffff00"/>
    </style:style>
    <style:style style:name="T9" style:family="text">
      <style:text-properties style:font-name="Times New Roman" fo:language="ru" fo:country="RU" style:font-name-asian="Calibri1"/>
    </style:style>
    <style:style style:name="T10" style:family="text">
      <style:text-properties style:font-name="Times New Roman" fo:language="ru" fo:country="RU" officeooo:rsid="002e7f95"/>
    </style:style>
    <style:style style:name="T11" style:family="text">
      <style:text-properties style:font-name="Times New Roman" fo:font-style="italic" style:font-style-asian="italic"/>
    </style:style>
    <style:style style:name="T12" style:family="text">
      <style:text-properties style:font-name="Times New Roman" fo:font-style="italic" style:font-name-asian="SimSun" style:font-style-asian="italic"/>
    </style:style>
    <style:style style:name="T13" style:family="text">
      <style:text-properties fo:language="en" fo:country="US" officeooo:rsid="0023225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2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Источник"/>
      </text:sequence-decls>
      <text:p text:style-name="P11">Концептуальный дизайн команды «ФАКИшники»</text:p>
      <text:table-of-content text:style-name="Sect1" text:protected="true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575_3308201749" text:style-name="Index_20_Link" text:visited-style-name="Index_20_Link">1 Анализ полетного задания и ограничений<text:tab/>1</text:a></text:p>
          <text:p text:style-name="P1"><text:a xlink:type="simple" xlink:href="#__RefHeading___Toc577_3308201749" text:style-name="Index_20_Link" text:visited-style-name="Index_20_Link">2 Описание БПЛА<text:tab/>1</text:a></text:p>
          <text:p text:style-name="P1"><text:a xlink:type="simple" xlink:href="#__RefHeading___Toc581_3308201749" text:style-name="Index_20_Link" text:visited-style-name="Index_20_Link">3 Информация о команде<text:tab/>1</text:a></text:p>
          <text:p text:style-name="P1"><text:a xlink:type="simple" xlink:href="#__RefHeading___Toc579_3308201749" text:style-name="Index_20_Link" text:visited-style-name="Index_20_Link">4 План работ<text:tab/>2</text:a></text:p>
          <text:p text:style-name="P1"><text:a xlink:type="simple" xlink:href="#__RefHeading___Toc581_3308201749%20%D0%9A%D0%BE%D0%BF%D0%B8%D1%8F%201" text:style-name="Index_20_Link" text:visited-style-name="Index_20_Link">Аббревиатуры и сокращения<text:tab/>2</text:a></text:p>
          <text:p text:style-name="P1"><text:a xlink:type="simple" xlink:href="#__RefHeading___Toc581_3308201749%20%D0%9A%D0%BE%D0%BF%D0%B8%D1%8F%201%20%D0%9A%D0%BE%D0%BF%D0%B8%D1%8F%201" text:style-name="Index_20_Link" text:visited-style-name="Index_20_Link">Список использованных источников<text:tab/>2</text:a></text:p>
        </text:index-body>
      </text:table-of-content>
      <text:p text:style-name="P11"><text:span text:style-name="T14"/></text:p>
      <text:h text:style-name="Heading_20_1" text:outline-level="1" loext:marker-style-name="T1"><text:bookmark-start text:name="_Toc163151569"/><text:bookmark-start text:name="_Toc163029620"/><text:bookmark-start text:name="_Toc163029597"/><text:bookmark-start text:name="__RefHeading___Toc575_3308201749"/>Анализ полетного задания и ограничений<text:bookmark-end text:name="__RefHeading___Toc575_3308201749"/></text:h>
      <text:p text:style-name="Text_20_body" loext:marker-style-name="T5">Так как баллы за заочный этап конкурса обнуляются при переходе к очному этапу, была проанализирована система начисления баллов за выполнение зачетных заданий. Максимальное количество, которое можно получить, выполняя все задания (обязательные и побочные) и используя свое САУ и полетный контроллер:</text:p>
      <text:p text:style-name="Абзац_20_формулы" loext:marker-style-name="T5"><text:tab/><draw:frame draw:style-name="fr2" draw:name="Объект1" text:anchor-type="as-char" svg:y="-0.437cm" svg:width="3.755cm" svg:height="0.529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13">(</text:span><text:span text:style-name="T13"><text:sequence text:ref-name="refФормула0" text:name="Формула" text:formula="ooow:Формула+1" style:num-format="1">1</text:sequence></text:span><text:span text:style-name="T13">)</text:span></text:p>
      <text:p text:style-name="Text_20_body" loext:marker-style-name="T6"><text:span text:style-name="T5">где </text:span><draw:frame draw:style-name="fr1" draw:name="Объект2" text:anchor-type="as-char" svg:width="0.222cm" svg:height="0.469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6"><text:s/>– количество переносимых грузов массой 0.25 кг, 740 – максимальное количество баллов за прохождение маршрута по точкам, 165 – количество баллов за компактность ЛА, малый расход аккумуляторов, точность посадки и т. п. Видно, что наибольшее количество баллов дает основное задание – полет по точкам, следовательно, ключевыми параметрами являются </text:span><text:span text:style-name="T12">E</text:span><text:span text:style-name="T7">, </text:span><text:span text:style-name="T12">R</text:span><text:span text:style-name="T7">,</text:span><text:span text:style-name="T6"> </text:span><draw:frame draw:style-name="fr1" draw:name="Объект3" text:anchor-type="as-char" svg:width="0.771cm" svg:height="0.533cm" draw:z-index="1"><draw:object xlink:href="./Object 3" xlink:type="simple" xlink:show="embed" xlink:actuate="onLoad"/><draw:image xlink:href="./ObjectReplacements/Object 3" xlink:type="simple" xlink:show="embed" xlink:actuate="onLoad"/></draw:frame><text:span text:style-name="T6">, </text:span><text:span text:style-name="T12">BMF</text:span><text:span text:style-name="T7">,</text:span><text:span text:style-name="T6"> анализ которых будет проведен ниже.</text:span></text:p>
      <text:h text:style-name="Heading_20_1" text:outline-level="1" loext:marker-style-name="T1"><text:bookmark-start text:name="_Toc163151570"/><text:bookmark-start text:name="__RefHeading___Toc577_3308201749"/>Описание БПЛА<text:bookmark-end text:name="__RefHeading___Toc577_3308201749"/><text:span text:style-name="T1"/></text:h>
      <text:list text:style-name="WWNum2">
        <text:list-item>
          <text:p text:style-name="P5" loext:marker-style-name="T8"><text:span text:style-name="T8">Эскиз внешнего вида летательного аппарата</text:span><text:span text:style-name="T8"/></text:p>
        </text:list-item>
        <text:list-item>
          <text:p text:style-name="P5" loext:marker-style-name="T8"><text:span text:style-name="T8">Аэродинамическая компоновка;</text:span><text:span text:style-name="T8"/></text:p>
        </text:list-item>
        <text:list-item>
          <text:p text:style-name="P5" loext:marker-style-name="T8"><text:span text:style-name="T8">Силовая установка (двигатели, аккумуляторы, винты, тип размещения);</text:span><text:span text:style-name="T8"/></text:p>
        </text:list-item>
        <text:list-item>
          <text:p text:style-name="P5" loext:marker-style-name="T8"><text:span text:style-name="T8">БО (покупное или своё, составить блок-схему связи БО);</text:span><text:span text:style-name="T8"/></text:p>
        </text:list-item>
        <text:list-item>
          <text:p text:style-name="P5" loext:marker-style-name="T8"><text:span text:style-name="T8">Софт для БО (готовые решения или свои);</text:span><text:span text:style-name="T8"/></text:p>
        </text:list-item>
        <text:list-item>
          <text:p text:style-name="P5" loext:marker-style-name="T8"><text:span text:style-name="T8">Система Computer Vision (если будете обучать готовую нейросеть, опишите, какую именно и почему; если разработаете собственную нейросеть, опишите план её создания).</text:span><text:span text:style-name="T8"/></text:p>
        </text:list-item>
      </text:list>
      <text:h text:style-name="Heading_20_1" text:outline-level="1" loext:marker-style-name="T1"><text:bookmark-start text:name="__RefHeading___Toc581_3308201749"/><text:bookmark-end text:name="_Toc163151570"/><text:bookmark-end text:name="_Toc163151569"/>Информация о команде<text:bookmark-end text:name="__RefHeading___Toc581_3308201749"/></text:h>
      <text:list text:style-name="L2">
        <text:list-item>
          <text:p text:style-name="P9" loext:marker-style-name="T1">Сутурин Даниил Антонович (Капитан) </text:p>
        </text:list-item>
        <text:list-item>
          <text:p text:style-name="P9" loext:marker-style-name="T1">Макаров Роман Дмитриевич (Куратор)</text:p>
        </text:list-item>
        <text:list-item>
          <text:p text:style-name="P9" loext:marker-style-name="T1">Говорухин Матвей Сергеевич</text:p>
        </text:list-item>
        <text:list-item>
          <text:p text:style-name="P9" loext:marker-style-name="T1">Жолнерович Арина Николаевна</text:p>
        </text:list-item>
      </text:list>
      <text:h text:style-name="Heading_20_1" text:outline-level="1" loext:marker-style-name="T1"><text:bookmark-start text:name="__RefHeading___Toc579_3308201749"/>План работ<text:bookmark-end text:name="__RefHeading___Toc579_3308201749"/><text:span text:style-name="T1"/></text:h>
      <text:list text:style-name="WWNum3">
        <text:list-item>
          <text:p text:style-name="P6" loext:marker-style-name="T8"><text:span text:style-name="T8">Описание задач;</text:span><text:span text:style-name="T8"/></text:p>
        </text:list-item>
        <text:list-item>
          <text:p text:style-name="P6" loext:marker-style-name="T8"><text:span text:style-name="T8">График работ;</text:span><text:span text:style-name="T8"/></text:p>
        </text:list-item>
        <text:list-item>
          <text:p text:style-name="P6" loext:marker-style-name="T8"><text:span text:style-name="T8">Исполнители каждой из задач.</text:span><text:span text:style-name="T8"/></text:p>
        </text:list-item>
      </text:list>
      <text:h text:style-name="P3" text:outline-level="1" text:is-list-header="true" loext:marker-style-name="T1"><text:bookmark-start text:name="__RefHeading___Toc581_3308201749 Копия 1"/><text:soft-page-break/><text:span text:style-name="T2">Аббревиатуры и сокращения</text:span><text:bookmark-end text:name="__RefHeading___Toc581_3308201749 Копия 1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ext_20_body" loext:marker-style-name="T1"><text:span text:style-name="T11">TS</text:span><text:span text:style-name="T5"> – полное кол-во баллов</text:span></text:p>
          </table:table-cell>
          <table:table-cell table:style-name="Таблица1.A1" office:value-type="string">
            <text:p text:style-name="Text_20_body" loext:marker-style-name="T1"><text:span text:style-name="T11">E</text:span><text:span text:style-name="T4"> – </text:span><text:span text:style-name="T5">время полета</text:span></text:p>
          </table:table-cell>
          <table:table-cell table:style-name="Таблица1.A1" office:value-type="string">
            <text:p text:style-name="Text_20_body" loext:marker-style-name="T1"><text:span text:style-name="T11">BMF</text:span><text:span text:style-name="T4"> – </text:span><text:span text:style-name="T5">массовая доля батарей</text:span></text:p>
          </table:table-cell>
        </table:table-row>
        <table:table-row table:style-name="Таблица1.1">
          <table:table-cell table:style-name="Таблица1.A1" office:value-type="string">
            <text:p text:style-name="Text_20_body" loext:marker-style-name="T1"><draw:frame draw:style-name="fr1" draw:name="Объект4" text:anchor-type="as-char" svg:width="0.54cm" svg:height="0.533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6"><text:s/>– удельная энергия батарей</text:span></text:p>
          </table:table-cell>
          <table:table-cell table:style-name="Таблица1.A1" office:value-type="string">
            <text:p text:style-name="Text_20_body" loext:marker-style-name="T1"><text:span text:style-name="T4">g – </text:span><text:span text:style-name="T5">ускорение свободного падения</text:span></text:p>
          </table:table-cell>
          <table:table-cell table:style-name="Таблица1.A1" office:value-type="string">
            <text:p text:style-name="Text_20_body" loext:marker-style-name="T1"><draw:frame draw:style-name="fr1" draw:name="Объект12" text:anchor-type="as-char" svg:width="0.466cm" svg:height="0.533cm" draw:z-index="4"><draw:object xlink:href="./Object 12" xlink:type="simple" xlink:show="embed" xlink:actuate="onLoad"/><draw:image xlink:href="./ObjectReplacements/Object 12" xlink:type="simple" xlink:show="embed" xlink:actuate="onLoad"/><svg:desc>формула</svg:desc></draw:frame><text:s/>– коэффициент подъемной силы</text:p>
          </table:table-cell>
        </table:table-row>
        <table:table-row table:style-name="Таблица1.1">
          <table:table-cell table:style-name="Таблица1.A1" office:value-type="string">
            <text:p text:style-name="Text_20_body" loext:marker-style-name="T1"><draw:frame draw:style-name="fr1" draw:name="Объект6" text:anchor-type="as-char" svg:width="0.43cm" svg:height="1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6"><text:s/>– отношение подъемной силы к силе сопротивления</text:span></text:p>
          </table:table-cell>
          <table:table-cell table:style-name="Таблица1.A1" office:value-type="string">
            <text:p text:style-name="Text_20_body" loext:marker-style-name="T1"><draw:frame draw:style-name="fr1" draw:name="Объект10" text:anchor-type="as-char" svg:width="0.54cm" svg:height="0.533cm" draw:z-index="6"><draw:object xlink:href="./Object 10" xlink:type="simple" xlink:show="embed" xlink:actuate="onLoad"/><draw:image xlink:href="./ObjectReplacements/Object 10" xlink:type="simple" xlink:show="embed" xlink:actuate="onLoad"/><svg:desc>формула</svg:desc></draw:frame><text:s/>– максимальный взлетный вес ЛА</text:p>
          </table:table-cell>
          <table:table-cell table:style-name="Таблица1.A1" office:value-type="string">
            <text:p text:style-name="Text_20_body" loext:marker-style-name="T1"><draw:frame draw:style-name="fr1" draw:name="Объект11" text:anchor-type="as-char" svg:width="0.531cm" svg:height="0.533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<text:s/>– сухой вес ЛА</text:p>
          </table:table-cell>
        </table:table-row>
        <table:table-row table:style-name="Таблица1.1">
          <table:table-cell table:style-name="Таблица1.A1" office:value-type="string">
            <text:p text:style-name="Text_20_body" loext:marker-style-name="T9"/>
          </table:table-cell>
          <table:table-cell table:style-name="Таблица1.A1" office:value-type="string">
            <text:p text:style-name="Text_20_body" loext:marker-style-name="T9"/>
          </table:table-cell>
          <table:table-cell table:style-name="Таблица1.A1" office:value-type="string">
            <text:p text:style-name="Text_20_body" loext:marker-style-name="T9"/>
          </table:table-cell>
        </table:table-row>
        <table:table-row table:style-name="Таблица1.1">
          <table:table-cell table:style-name="Таблица1.A1" office:value-type="string">
            <text:p text:style-name="Text_20_body" loext:marker-style-name="T1"><draw:frame draw:style-name="fr1" draw:name="Объект9" text:anchor-type="as-char" svg:width="0.771cm" svg:height="0.533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6"><text:s/>– вес полезного груза </text:span></text:p>
          </table:table-cell>
          <table:table-cell table:style-name="Таблица1.A1" office:value-type="string">
            <text:p text:style-name="Text_20_body" loext:marker-style-name="T1">λ – удлинение крыла<text:span text:style-name="T1"/></text:p>
          </table:table-cell>
          <table:table-cell table:style-name="Таблица1.A1" office:value-type="string">
            <text:p text:style-name="Text_20_body" loext:marker-style-name="T1"><text:span text:style-name="T11">R</text:span><text:span text:style-name="T4"> – </text:span><text:span text:style-name="T5">длина маршрута</text:span></text:p>
          </table:table-cell>
        </table:table-row>
        <table:table-row table:style-name="Таблица1.1">
          <table:table-cell table:style-name="Таблица1.A1" office:value-type="string">
            <text:p text:style-name="Text_20_body" loext:marker-style-name="T9"/>
          </table:table-cell>
          <table:table-cell table:style-name="Таблица1.A1" office:value-type="string">
            <text:p text:style-name="Text_20_body" loext:marker-style-name="T5"/>
          </table:table-cell>
          <table:table-cell table:style-name="Таблица1.A1" office:value-type="string">
            <text:p text:style-name="Text_20_body" loext:marker-style-name="T11"/>
          </table:table-cell>
        </table:table-row>
      </table:table>
      <text:p text:style-name="P7" loext:marker-style-name="T4"><text:bookmark-end text:name="_Toc163029597"/><text:bookmark-end text:name="_Toc163029620"/></text:p>
      <text:h text:style-name="P4" text:outline-level="1" text:is-list-header="true" loext:marker-style-name="T1"><text:bookmark-start text:name="__RefHeading___Toc581_3308201749 Копия 1 Копия 1"/><text:span text:style-name="T3">Список использованных источников</text:span><text:bookmark-end text:name="__RefHeading___Toc581_3308201749 Копия 1 Копия 1"/></text:h>
      <text:p text:style-name="Text_20_body" loext:marker-style-name="T5"><text:span text:style-name="T10">[</text:span><text:span text:style-name="T10"><text:sequence text:ref-name="refИсточник0" text:name="Источник" text:formula="ooow:Источник+1" style:num-format="1">1</text:sequence></text:span><text:span text:style-name="T10">] </text:span><text:span text:style-name="T5">Положение о Студенческом конкурсе авиационного творчества (СКАТ 2024)</text:span></text:p>
      <text:p text:style-name="P12" loext:marker-style-name="T4">[<text:span text:style-name="T10"><text:sequence text:ref-name="refИсточник1" text:name="Источник" text:formula="ooow:Источник+1" style:num-format="1">2</text:sequence></text:span>] Raymer, D., Aircraft Design: A Conceptual Approach, American Institute of Aeronautics and Astronautics, Inc., 6th ed., 2018</text:p>
      <text:p text:style-name="P12" loext:marker-style-name="T4">[<text:span text:style-name="T10"><text:sequence text:ref-name="refИсточник2" text:name="Источник" text:formula="ooow:Источник+1" style:num-format="1">3</text:sequence></text:span>] Jeyan, R &amp; P S, Ramesh. (2020). Mini Unmanned Aerial Systems (UAV) -A Review of the Parameters for Classification of a Mini UAV.</text:p>
      <text:p text:style-name="P12" loext:marker-style-name="T4">[<text:span text:style-name="T10"><text:sequence text:ref-name="refИсточник3" text:name="Источник" text:formula="ooow:Источник+1" style:num-format="1">4</text:sequence></text:span>] Traub, Lance. (2011). Range and Endurance Estimates for Battery-Powered Aircraft. Journal of Aircraft.</text:p>
      <text:p text:style-name="P8" loext:marker-style-name="T1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00%" fo:text-indent="1cm" style:auto-text-indent="false">
        <style:tab-stops/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Symbol" style:font-family-asian="Symbol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left="0cm" fo:margin-right="0cm" fo:text-align="start" style:justify-single-word="false" fo:text-indent="0cm" style:auto-text-indent="false" fo:padding="0cm" fo:border="none" style:shadow="none"/>
      <style:text-properties style:font-name="Calibri" fo:font-family="Calibri" style:font-family-generic="roman" style:font-pitch="variable" fo:font-size="11pt" style:font-size-asian="11pt" style:language-asian="zh" style:country-asian="CN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WWNum1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5cm" fo:margin-bottom="0.25cm" style:contextual-spacing="false"/>
      <style:text-properties style:font-name="Times New Roman3" fo:font-family="'Times New Roman'" style:font-style-name="Полу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3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Абзац_20_формулы" style:display-name="Абзац формулы" style:family="paragraph" style:parent-style-name="Text_20_body">
      <style:paragraph-properties fo:line-height="100%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3pt" fo:language="ru" fo:country="RU" fo:font-weight="bold" style:font-name-asian="SimSun" style:font-family-asian="SimSun" style:font-family-generic-asian="system" style:font-pitch-asian="variable" style:font-size-asian="13pt" style:font-weight-asian="bold" style:font-size-complex="13pt" style:font-weight-complex="bol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SimSun" style:font-family-asian="SimSun" style:font-family-generic-asian="system" style:font-pitch-asian="variable" style:font-size-asian="14pt" style:font-weight-asian="bold" style:font-size-complex="14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778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8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8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8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8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8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8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4cm" fo:margin-bottom="3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4T19:46:27.901000000</meta:creation-date>
    <dc:date>2024-04-04T21:29:10.745000000</dc:date>
    <meta:editing-duration>PT21M27S</meta:editing-duration>
    <meta:editing-cycles>6</meta:editing-cycles>
    <meta:generator>LibreOffice/7.5.4.2$Windows_X86_64 LibreOffice_project/36ccfdc35048b057fd9854c757a8b67ec53977b6</meta:generator>
    <meta:document-statistic meta:table-count="1" meta:image-count="0" meta:object-count="9" meta:page-count="2" meta:paragraph-count="46" meta:word-count="343" meta:character-count="2382" meta:non-whitespace-character-count="2075"/>
  </office:meta>
</office:document-meta>
</file>

<file path=Object 1/content.xml><?xml version="1.0" encoding="utf-8"?>
<math xmlns="http://www.w3.org/1998/Math/MathML" display="block">
  <semantics>
    <mrow>
      <mrow>
        <mi mathvariant="italic">TS</mi>
        <mo stretchy="false">=</mo>
        <mrow>
          <mn>165</mn>
          <mo stretchy="false">+</mo>
          <mn>740</mn>
        </mrow>
      </mrow>
      <mi>∙</mi>
      <msup>
        <mn>1.25</mn>
        <mrow>
          <mi>n</mi>
          <mo stretchy="false">+</mo>
          <mn>2</mn>
        </mrow>
      </msup>
    </mrow>
    <annotation encoding="StarMath 5.0">TS = 165+740∙ {1.25} ^ {n +2}</annotation>
  </semantics>
</math>
</file>

<file path=Object 10/content.xml><?xml version="1.0" encoding="utf-8"?>
<math xmlns="http://www.w3.org/1998/Math/MathML" display="block">
  <semantics>
    <msub>
      <mi>W</mi>
      <mn>0</mn>
    </msub>
    <annotation encoding="StarMath 5.0">{W} rsub {0}</annotation>
  </semantics>
</math>
</file>

<file path=Object 11/content.xml><?xml version="1.0" encoding="utf-8"?>
<math xmlns="http://www.w3.org/1998/Math/MathML" display="block">
  <semantics>
    <msub>
      <mi>W</mi>
      <mi>e</mi>
    </msub>
    <annotation encoding="StarMath 5.0">{W} rsub {e}</annotation>
  </semantics>
</math>
</file>

<file path=Object 12/content.xml><?xml version="1.0" encoding="utf-8"?>
<math xmlns="http://www.w3.org/1998/Math/MathML" display="block">
  <semantics>
    <msub>
      <mi>C</mi>
      <mi>L</mi>
    </msub>
    <annotation encoding="StarMath 5.0">{C} rsub {L}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3/content.xml><?xml version="1.0" encoding="utf-8"?>
<math xmlns="http://www.w3.org/1998/Math/MathML" display="block">
  <semantics>
    <msub>
      <mi>W</mi>
      <mi mathvariant="italic">pld</mi>
    </msub>
    <annotation encoding="StarMath 5.0">{W} rsub {pld}</annotation>
  </semantics>
</math>
</file>

<file path=Object 4/content.xml><?xml version="1.0" encoding="utf-8"?>
<math xmlns="http://www.w3.org/1998/Math/MathML" display="block">
  <semantics>
    <msub>
      <mi>E</mi>
      <mi mathvariant="italic">sb</mi>
    </msub>
    <annotation encoding="StarMath 5.0">{E} rsub {sb}</annotation>
  </semantics>
</math>
</file>

<file path=Object 6/content.xml><?xml version="1.0" encoding="utf-8"?>
<math xmlns="http://www.w3.org/1998/Math/MathML" display="block">
  <semantics>
    <mfrac>
      <mi>L</mi>
      <mi>D</mi>
    </mfrac>
    <annotation encoding="StarMath 5.0">{L} over {D}</annotation>
  </semantics>
</math>
</file>

<file path=Object 9/content.xml><?xml version="1.0" encoding="utf-8"?>
<math xmlns="http://www.w3.org/1998/Math/MathML" display="block">
  <semantics>
    <msub>
      <mi>W</mi>
      <mi mathvariant="italic">pld</mi>
    </msub>
    <annotation encoding="StarMath 5.0">{W} rsub {pld}</annotation>
  </semantics>
</math>
</file>